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Heading_20_2">
      <style:paragraph-properties fo:margin-top="0cm" fo:margin-bottom="0.499cm"/>
    </style:style>
    <style:style style:name="P4" style:family="paragraph" style:parent-style-name="Heading_20_3">
      <style:paragraph-properties fo:margin-top="0cm" fo:margin-bottom="0.499cm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rchitecture</text:h>
      <text:p text:style-name="Text_20_body">Ember does not require that your files be organized in a particular way. However, I find it helpful to organize Ember applications with the following structure within <text:span text:style-name="Source_20_Text">app/assets/javascripts</text:span>:</text:p>
      <text:list xml:id="list21111504071" text:style-name="L1">
        <text:list-item>
          <text:p text:style-name="P6"><text:span text:style-name="Strong_20_Emphasis"><text:span text:style-name="Source_20_Text">app/</text:span></text:span> - the container for all js and templates related to this Ember app </text:p>
        </text:list-item>
        <text:list-item>
          <text:p text:style-name="P6"><text:span text:style-name="Strong_20_Emphasis"><text:span text:style-name="Source_20_Text">app/app.js</text:span></text:span> - declaration of a global <text:span text:style-name="Source_20_Text">App</text:span> object that extends <text:span text:style-name="Source_20_Text">Ember.Application</text:span> </text:p>
        </text:list-item>
        <text:list-item>
          <text:p text:style-name="P6"><text:span text:style-name="Strong_20_Emphasis"><text:span text:style-name="Source_20_Text">app/models/</text:span></text:span> - model classes that represent resources </text:p>
        </text:list-item>
        <text:list-item>
          <text:p text:style-name="P6"><text:span text:style-name="Strong_20_Emphasis"><text:span text:style-name="Source_20_Text">app/controllers/</text:span></text:span> - controllers that manage resources and are bound to views </text:p>
        </text:list-item>
        <text:list-item>
          <text:p text:style-name="P6"><text:span text:style-name="Strong_20_Emphasis"><text:span text:style-name="Source_20_Text">app/views/</text:span></text:span> - view classes, organized in subfolders </text:p>
        </text:list-item>
        <text:list-item>
          <text:p text:style-name="P6"><text:span text:style-name="Strong_20_Emphasis"><text:span text:style-name="Source_20_Text">app/templates/</text:span></text:span> - handlebars templates, organized in subfolders to match views </text:p>
        </text:list-item>
        <text:list-item>
          <text:p text:style-name="P5"><text:span text:style-name="Strong_20_Emphasis"><text:span text:style-name="Source_20_Text">app/helpers/</text:span></text:span> - handlebars helpers</text:p>
        </text:list-item>
      </text:list>
      <text:h text:style-name="Heading_20_2" text:outline-level="2">Adding Ember to your own app</text:h>
      <text:p text:style-name="Text_20_body">Let’s now go through the steps of adding Ember to any new or existing Rails 3.1+ app. Start by modifying your <text:span text:style-name="Source_20_Text">Gemfile</text:span> to include:</text:p>
      <text:p text:style-name="Text_20_body">Gemfile</text:p>
      <text:p text:style-name="P2">gem 'ember-rails'</text:p>
      <text:p text:style-name="Text_20_body">Next, duplicate the directory structure described above. From your app’s root:</text:p>
      <text:p text:style-name="Text_20_body">Terminal</text:p>
      <text:p text:style-name="Preformatted_20_Text">cd app/assets/javascripts</text:p>
      <text:p text:style-name="P2">mkdir app app/controllers app/helpers app/models app/templates app/views lib vendor</text:p>
      <text:p text:style-name="P1">You’re now ready to create a global Ember <text:span text:style-name="Source_20_Text">App</text:span> object. It’s not important that this object be named <text:span text:style-name="Source_20_Text">App</text:span>. You might prefer to use your app’s name to personalize this object and namespace your whole app. Either way, creating your Ember app can be as simple as:</text:p>
      <text:p text:style-name="Text_20_body">app/assets/javascripts/app/app.js</text:p>
      <text:p text:style-name="P2">App = Ember.Application.create();</text:p>
      <text:h text:style-name="P3" text:outline-level="2">Server-side Rails</text:h>
      <text:p text:style-name="Text_20_body">Our Rails code is close to the minimum needed to serve up a RESTful JSON interface. It was originally generated with <text:span text:style-name="Source_20_Text">rails g scaffold</text:span> and then simplified further.</text:p>
      <text:p text:style-name="Text_20_body">Create simple contacts controller – model – view and routes</text:p>
      <text:h text:style-name="P4" text:outline-level="3">Application</text:h>
      <text:p text:style-name="Text_20_body">As reviewed in the first part of this series, the application object can be quite simple:</text:p>
      <text:p text:style-name="Text_20_body">app/assets/javascripts/app/app.js</text:p>
      <text:p text:style-name="P2">App = Ember.Application.create();</text:p>
      <text:p text:style-name="Text_20_body">This object will contain all of the models, controllers and views for the application.</text:p>
      <text:h text:style-name="Heading_20_3" text:outline-level="3"><text:soft-page-break/>Model</text:h>
      <text:p text:style-name="Text_20_body">Let’s move along to the model:</text:p>
      <text:p text:style-name="Text_20_body">app/assets/javascripts/app/models/contact.js</text:p>
      <text:p text:style-name="Preformatted_20_Text">App.Contact <text:s/>= Ember.Resource.extend({</text:p>
      <text:p text:style-name="Preformatted_20_Text"><text:s text:c="2"/>resourceUrl: '/contacts',</text:p>
      <text:p text:style-name="Preformatted_20_Text"/>
      <text:p text:style-name="Preformatted_20_Text"><text:s text:c="2"/>fullName: Ember.computed(function() {</text:p>
      <text:p text:style-name="Preformatted_20_Text"><text:s text:c="4"/>return this.get('first_name') + ' ' + this.get('last_name');</text:p>
      <text:p text:style-name="Preformatted_20_Text"><text:s text:c="2"/>}).property('first_name', 'last_name')</text:p>
      <text:p text:style-name="P2">});</text:p>
      <text:p text:style-name="Text_20_body">This is an extension of <text:span text:style-name="Source_20_Text">Ember.Resource</text:span>, which is defined in <text:span text:style-name="Source_20_Text">ember-rest.js</text:span> as an extension of <text:span text:style-name="Source_20_Text">Ember.Object</text:span>. The <text:span text:style-name="Source_20_Text">resourceUrl</text:span> is the base url of the resource.</text:p>
      <text:h text:style-name="Heading_20_3" text:outline-level="3">Controller</text:h>
      <text:p text:style-name="Text_20_body">Our Ember-based contacts controller is very simple:</text:p>
      <text:p text:style-name="Text_20_body">app/assets/javascripts/app/controllers/contacts.js</text:p>
      <text:p text:style-name="Preformatted_20_Text">App.contactsController = Ember.ResourceController.create({</text:p>
      <text:p text:style-name="Preformatted_20_Text"><text:s text:c="2"/>resourceType: App.Contact <text:s text:c="2"/>(only this)</text:p>
      <text:p text:style-name="P2">});</text:p>
      <text:p text:style-name="Text_20_body">Instead of defining a class like <text:span text:style-name="Source_20_Text">App.Contact</text:span>, we’re creating <text:span text:style-name="Source_20_Text">App.contactsController</text:span> as an object. It’s an instance of <text:span text:style-name="Source_20_Text">Ember.ResourceController</text:span>, which is defined in <text:span text:style-name="Source_20_Text">ember-rest.js</text:span> as a thin extension to an <text:span text:style-name="Source_20_Text">Ember.ArrayController</text:span>. <text:s/></text:p>
      <text:h text:style-name="Heading_20_3" text:outline-level="3">Views</text:h>
      <text:p text:style-name="Text_20_body">Let’s now check out our Ember views. </text:p>
      <text:p text:style-name="Text_20_body"><text:span text:style-name="Source_20_Text">ListContactsView</text:span> renders the listing:</text:p>
      <text:p text:style-name="Text_20_body">app/assets/javascripts/app/views/contacts/list.js</text:p>
      <text:p text:style-name="Preformatted_20_Text">App.ListContactsView = Ember.View.extend({</text:p>
      <text:p text:style-name="Preformatted_20_Text"><text:s text:c="2"/>templateName: <text:s text:c="3"/>'app/templates/contacts/list',</text:p>
      <text:p text:style-name="Preformatted_20_Text"><text:s text:c="2"/>contactsBinding: 'App.contactsController',</text:p>
      <text:p text:style-name="Preformatted_20_Text"/>
      <text:p text:style-name="Preformatted_20_Text"><text:s text:c="2"/>refreshListing: function() {</text:p>
      <text:p text:style-name="Preformatted_20_Text"><text:s text:c="4"/>App.contactsController.findAll();</text:p>
      <text:p text:style-name="Preformatted_20_Text"><text:s text:c="2"/>}</text:p>
      <text:p text:style-name="P2">});</text:p>
      <text:p text:style-name="Text_20_body">While <text:span text:style-name="Source_20_Text">ShowContactView</text:span> renders each row within the listing:</text:p>
      <text:p text:style-name="Text_20_body">app/assets/javascripts/app/views/contacts/show.js</text:p>
      <text:p text:style-name="Preformatted_20_Text">App.ShowContactView = Ember.View.extend({</text:p>
      <text:p text:style-name="Preformatted_20_Text"><text:s text:c="2"/>templateName: 'app/templates/contacts/show',</text:p>
      <text:p text:style-name="Preformatted_20_Text"><text:s text:c="2"/>classNames: <text:s text:c="2"/>['show-contact'],</text:p>
      <text:p text:style-name="Preformatted_20_Text"><text:s text:c="2"/>tagName: <text:s text:c="5"/>'tr'</text:p>
      <text:p text:style-name="P2">});</text:p>
      <text:p text:style-name="Text_20_body">Also note the <text:span text:style-name="Source_20_Text">contactsBinding</text:span> property on <text:span text:style-name="Source_20_Text">App.ListContactsView</text:span>, which binds the controller’s data to this view as the property <text:span text:style-name="Source_20_Text">contacts</text:span>.</text:p>
      <text:h text:style-name="Heading_20_3" text:outline-level="3"><text:soft-page-break/>Templates</text:h>
      <text:p text:style-name="Text_20_body">Let’s see how each of these views is templated in <text:a xlink:type="simple" xlink:href="http://handlebarsjs.com/">Handlebars</text:a>. First up is our listing:</text:p>
      <text:p text:style-name="Text_20_body">app/assets/javascripts/app/templates/contacts/list.handlebars</text:p>
      <text:p text:style-name="Preformatted_20_Text">&lt;table&gt;</text:p>
      <text:p text:style-name="Preformatted_20_Text"><text:s text:c="2"/>&lt;thead&gt;</text:p>
      <text:p text:style-name="Preformatted_20_Text"><text:s text:c="4"/>&lt;tr&gt;</text:p>
      <text:p text:style-name="Preformatted_20_Text"><text:s text:c="6"/>&lt;th&gt;ID&lt;/th&gt;</text:p>
      <text:p text:style-name="Preformatted_20_Text"><text:s text:c="6"/>&lt;th&gt;Name&lt;/th&gt;</text:p>
      <text:p text:style-name="Preformatted_20_Text"><text:s text:c="4"/>&lt;/tr&gt;</text:p>
      <text:p text:style-name="Preformatted_20_Text"><text:s text:c="2"/>&lt;/thead&gt;</text:p>
      <text:p text:style-name="Preformatted_20_Text"><text:s text:c="2"/>&lt;tbody&gt;</text:p>
      <text:p text:style-name="Preformatted_20_Text"><text:s text:c="2"/>{{#each contacts}}</text:p>
      <text:p text:style-name="Preformatted_20_Text"><text:s text:c="4"/>{{view App.ShowContactView contactBinding="this"}}</text:p>
      <text:p text:style-name="Preformatted_20_Text"><text:s text:c="2"/>{{/each}}</text:p>
      <text:p text:style-name="Preformatted_20_Text"><text:s text:c="2"/>&lt;/tbody&gt;</text:p>
      <text:p text:style-name="P2">&lt;/table&gt;</text:p>
      <text:p text:style-name="Text_20_body">This template loops through contacts, which are bound to <text:span text:style-name="Source_20_Text">App.contactsController</text:span>, using the <text:span text:style-name="Source_20_Text">each</text:span> helper and renders each one using <text:span text:style-name="Source_20_Text">ShowContactView</text:span>. Because <text:span text:style-name="Source_20_Text">ShowContactView</text:span> has a <text:span text:style-name="Source_20_Text">tagName</text:span> of <text:span text:style-name="Source_20_Text">tr</text:span>, a new row will be inserted for each record. It will also render the <text:span text:style-name="Source_20_Text">show</text:span> template:</text:p>
      <text:p text:style-name="Text_20_body">app/assets/javascripts/app/templates/contacts/show.handlebars</text:p>
      <text:p text:style-name="Preformatted_20_Text">&lt;td&gt;{{contact.id}}&lt;/td&gt;</text:p>
      <text:p text:style-name="Preformatted_20_Text">&lt;td class="data"&gt;</text:p>
      <text:p text:style-name="Preformatted_20_Text"><text:s text:c="2"/>{{contact.fullName}}</text:p>
      <text:p text:style-name="P2">&lt;/td&gt;</text:p>
      <text:p text:style-name="Text_20_body">Notice how the <text:span text:style-name="Source_20_Text">contactBinding</text:span> in <text:span text:style-name="Source_20_Text">list.handlebars</text:span> is passed through to the <text:span text:style-name="Source_20_Text">show</text:span> view, which can reference the object as <text:span text:style-name="Source_20_Text">contact</text:span> in its template.</text:p>
      <text:h text:style-name="P3" text:outline-level="2">All together now</text:h>
      <text:p text:style-name="Text_20_body">Let’s pull this all together in a single server-rendered ERB view:</text:p>
      <text:p text:style-name="Text_20_body">app/views/contacts/index.html.erb</text:p>
      <text:p text:style-name="Preformatted_20_Text">&lt;h1&gt;Contacts&lt;/h1&gt;</text:p>
      <text:p text:style-name="Preformatted_20_Text"/>
      <text:p text:style-name="Preformatted_20_Text">&lt;script type="text/x-handlebars"&gt;</text:p>
      <text:p text:style-name="Preformatted_20_Text"><text:s text:c="2"/>{{ view App.ListContactsView }}</text:p>
      <text:p text:style-name="Preformatted_20_Text">&lt;/script&gt;</text:p>
      <text:p text:style-name="Preformatted_20_Text"/>
      <text:p text:style-name="Preformatted_20_Text">&lt;script type="text/javascript"&gt;</text:p>
      <text:p text:style-name="Preformatted_20_Text"><text:s text:c="2"/>$(function() {</text:p>
      <text:p text:style-name="Preformatted_20_Text"><text:s text:c="4"/>App.contactsController.loadAll(&lt;%= @contacts.to_json.html_safe %&gt;);</text:p>
      <text:p text:style-name="Preformatted_20_Text"><text:s text:c="2"/>});</text:p>
      <text:p text:style-name="P2">&lt;/script&gt;</text:p>
      <text:p text:style-name="Text_20_body">The first script block is written in Handlebars, as indicated by its <text:span text:style-name="Source_20_Text">type</text:span>. It uses the Ember <text:span text:style-name="Source_20_Text">view</text:span> helper to render <text:span text:style-name="Source_20_Text">App.ListContactsView</text:span>.</text:p>
      <text:p text:style-name="Text_20_body">The javascript block is a bit of an optimization. It loads contacts, fetched in our controller’s <text:span text:style-name="Source_20_Text">index</text:span> action, into our Ember-based <text:span text:style-name="Source_20_Text">App.contactsController</text:span>. The reason for this is simple: we can improve performance by loading contacts in the same request as the page. A simpler alternative to calling <text:span text:style-name="Source_20_Text">loadAll()</text:span> would be to find all contacts after jQuery has loaded, like so:</text:p>
      <text:p text:style-name="Preformatted_20_Text">&lt;script type="text/javascript"&gt;</text:p>
      <text:p text:style-name="Preformatted_20_Text"><text:soft-page-break/><text:s text:c="2"/>$(function() {</text:p>
      <text:p text:style-name="Preformatted_20_Text"><text:s text:c="4"/>App.contactsController.findAll();</text:p>
      <text:p text:style-name="Preformatted_20_Text"><text:s text:c="2"/>});</text:p>
      <text:p text:style-name="P2">&lt;/script&gt;</text:p>
      <text:h text:style-name="Heading_20_2" text:outline-level="2">Creating records</text:h>
      <text:h text:style-name="Heading_20_3" text:outline-level="3">Extend the model</text:h>
      <text:p text:style-name="Text_20_body">In order to serialize our model, we need to define its <text:span text:style-name="Source_20_Text">resourceName</text:span> and <text:span text:style-name="Source_20_Text">resourceProperties</text:span>. In this way, <text:span text:style-name="Source_20_Text">ember-rest.js</text:span> can send back only the data required by our REST interface:</text:p>
      <text:p text:style-name="Text_20_body">app/assets/javascripts/app/models/contact.js</text:p>
      <text:p text:style-name="Preformatted_20_Text">App.Contact = Ember.Resource.extend({</text:p>
      <text:p text:style-name="Preformatted_20_Text"><text:s text:c="2"/>resourceUrl: <text:s text:c="7"/>'/contacts',</text:p>
      <text:p text:style-name="Preformatted_20_Text"><text:s text:c="2"/>resourceName: <text:s text:c="6"/>'contact',</text:p>
      <text:p text:style-name="Preformatted_20_Text"><text:s text:c="2"/>resourceProperties: ['first_name', 'last_name'],</text:p>
      <text:p text:style-name="Preformatted_20_Text"/>
      <text:p text:style-name="Preformatted_20_Text"><text:s text:c="2"/>validate: function() {</text:p>
      <text:p text:style-name="Preformatted_20_Text"><text:s text:c="4"/>if (this.get('first_name') === undefined || this.get('first_name') === '' ||</text:p>
      <text:p text:style-name="Preformatted_20_Text"><text:s text:c="8"/>this.get('last_name') === undefined <text:s/>|| this.get('last_name') === '') {</text:p>
      <text:p text:style-name="Preformatted_20_Text"><text:s text:c="6"/>return 'Contacts require a first and a last name.';</text:p>
      <text:p text:style-name="Preformatted_20_Text"><text:s text:c="4"/>}</text:p>
      <text:p text:style-name="Preformatted_20_Text"><text:s text:c="2"/>},</text:p>
      <text:p text:style-name="Preformatted_20_Text"/>
      <text:p text:style-name="Preformatted_20_Text"><text:s text:c="2"/>fullName: Ember.computed(function() {</text:p>
      <text:p text:style-name="Preformatted_20_Text"><text:s text:c="4"/>return this.get('first_name') + ' ' + this.get('last_name');</text:p>
      <text:p text:style-name="Preformatted_20_Text"><text:s text:c="2"/>}).property('first_name', 'last_name')</text:p>
      <text:p text:style-name="P2">});</text:p>
      <text:p text:style-name="Text_20_body">The optional <text:span text:style-name="Source_20_Text">validate()</text:span> method will be called by <text:span text:style-name="Source_20_Text">ember-rest.js</text:span> when saving records. Returning an error string or object will prevent saving an invalid record. <text:span text:style-name="Emphasis">And yes, those validations might look cleaner in CoffeeScript ;)</text:span></text:p>
      <text:h text:style-name="Heading_20_3" text:outline-level="3">Extend the listing view</text:h>
      <text:p text:style-name="Text_20_body">Our listing view needs to allow contacts to be added. Let’s modify its template first:</text:p>
      <text:p text:style-name="Text_20_body">app/assets/javascripts/app/templates/contacts/list.handlebars</text:p>
      <text:p text:style-name="Preformatted_20_Text">&lt;table&gt;</text:p>
      <text:p text:style-name="Preformatted_20_Text"><text:s text:c="2"/>&lt;thead&gt;</text:p>
      <text:p text:style-name="Preformatted_20_Text"><text:s text:c="4"/>&lt;tr&gt;</text:p>
      <text:p text:style-name="Preformatted_20_Text"><text:s text:c="6"/>&lt;th&gt;ID&lt;/th&gt;</text:p>
      <text:p text:style-name="Preformatted_20_Text"><text:s text:c="6"/>&lt;th&gt;Name&lt;/th&gt;</text:p>
      <text:p text:style-name="Preformatted_20_Text"><text:s text:c="4"/>&lt;/tr&gt;</text:p>
      <text:p text:style-name="Preformatted_20_Text"><text:s text:c="2"/>&lt;/thead&gt;</text:p>
      <text:p text:style-name="Preformatted_20_Text"><text:s text:c="2"/>&lt;tbody&gt;</text:p>
      <text:p text:style-name="Preformatted_20_Text"><text:s text:c="2"/>{{#each contacts}}</text:p>
      <text:p text:style-name="Preformatted_20_Text"><text:s text:c="4"/>{{view App.ShowContactView contactBinding="this"}}</text:p>
      <text:p text:style-name="Preformatted_20_Text"><text:s text:c="2"/>{{/each}}</text:p>
      <text:p text:style-name="Preformatted_20_Text"><text:s text:c="2"/>{{#if isNewVisible}}</text:p>
      <text:p text:style-name="Preformatted_20_Text"><text:s text:c="4"/>&lt;tr&gt;</text:p>
      <text:p text:style-name="Preformatted_20_Text"><text:s text:c="6"/>&lt;td&gt;*&lt;/td&gt;</text:p>
      <text:p text:style-name="Preformatted_20_Text"><text:s text:c="6"/>&lt;td&gt;</text:p>
      <text:p text:style-name="Preformatted_20_Text"><text:s text:c="8"/>{{view App.NewContactView}}</text:p>
      <text:p text:style-name="Preformatted_20_Text"><text:s text:c="6"/>&lt;/td&gt;</text:p>
      <text:p text:style-name="Preformatted_20_Text"><text:soft-page-break/><text:s text:c="4"/>&lt;/tr&gt;</text:p>
      <text:p text:style-name="Preformatted_20_Text"><text:s text:c="2"/>{{/if}}</text:p>
      <text:p text:style-name="Preformatted_20_Text"><text:s text:c="2"/>&lt;/tbody&gt;</text:p>
      <text:p text:style-name="Preformatted_20_Text">&lt;/table&gt;</text:p>
      <text:p text:style-name="Preformatted_20_Text">&lt;div class="commands"&gt;</text:p>
      <text:p text:style-name="Preformatted_20_Text"><text:s text:c="2"/>&lt;a href="#" {{action "showNew"}}&gt;New Contact&lt;/a&gt;</text:p>
      <text:p text:style-name="P2">&lt;/div&gt;</text:p>
      <text:p text:style-name="Text_20_body">Notice the “New Contact” link at the bottom. We’re using the <text:span text:style-name="Source_20_Text">{{action}}</text:span> helper to delegate its <text:span text:style-name="Source_20_Text">click</text:span> event (the default for <text:span text:style-name="Source_20_Text">action</text:span>) to the <text:span text:style-name="Source_20_Text">showNew()</text:span> handler on the listing’s view class:</text:p>
      <text:p text:style-name="Text_20_body">app/assets/javascripts/app/views/contacts/list.js</text:p>
      <text:p text:style-name="Preformatted_20_Text">App.ListContactsView = Ember.View.extend({</text:p>
      <text:p text:style-name="Preformatted_20_Text"><text:s text:c="2"/>templateName: <text:s text:c="3"/>'app/templates/contacts/list',</text:p>
      <text:p text:style-name="Preformatted_20_Text"><text:s text:c="2"/>contactsBinding: 'App.contactsController',</text:p>
      <text:p text:style-name="Preformatted_20_Text"/>
      <text:p text:style-name="Preformatted_20_Text"><text:s text:c="2"/>showNew: function() {</text:p>
      <text:p text:style-name="Preformatted_20_Text"><text:s text:c="4"/>this.set('isNewVisible', true);</text:p>
      <text:p text:style-name="Preformatted_20_Text"><text:s text:c="2"/>},</text:p>
      <text:p text:style-name="Preformatted_20_Text"/>
      <text:p text:style-name="Preformatted_20_Text"><text:s text:c="2"/>hideNew: function() {</text:p>
      <text:p text:style-name="Preformatted_20_Text"><text:s text:c="4"/>this.set('isNewVisible', false);</text:p>
      <text:p text:style-name="Preformatted_20_Text"><text:s text:c="2"/>}</text:p>
      <text:p text:style-name="P2">});</text:p>
      <text:p text:style-name="Text_20_body">In turn, the view class sets its <text:span text:style-name="Source_20_Text">isNewVisible</text:span> property to true. By using <text:span text:style-name="Source_20_Text">set()</text:span>, Ember’s bindings will trigger a change in the above template. <text:span text:style-name="Source_20_Text">{{#if isNewVisible}}</text:span> will now be true, so the extra row will be displayed in our listing.</text:p>
      <text:h text:style-name="Heading_20_3" text:outline-level="3">Create a view for new contacts</text:h>
      <text:p text:style-name="Text_20_body">As you can see in the listing’s template, a <text:span text:style-name="Source_20_Text">NewContactView</text:span> will be created within the new row in our listing:</text:p>
      <text:p text:style-name="Text_20_body">app/assets/javascripts/app/views/contacts/new.js</text:p>
      <text:p text:style-name="Preformatted_20_Text">App.NewContactView = Ember.View.extend({</text:p>
      <text:p text:style-name="Preformatted_20_Text"><text:s text:c="2"/>tagName: <text:s text:c="5"/>'form',</text:p>
      <text:p text:style-name="Preformatted_20_Text"><text:s text:c="2"/>templateName: 'app/templates/contacts/edit',</text:p>
      <text:p text:style-name="Preformatted_20_Text"/>
      <text:p text:style-name="Preformatted_20_Text"><text:s text:c="2"/>init: function() {</text:p>
      <text:p text:style-name="Preformatted_20_Text"><text:s text:c="4"/>this._super();</text:p>
      <text:p text:style-name="Preformatted_20_Text"><text:s text:c="4"/>this.set("contact", App.Contact.create());</text:p>
      <text:p text:style-name="Preformatted_20_Text"><text:s text:c="2"/>},</text:p>
      <text:p text:style-name="Preformatted_20_Text"/>
      <text:p text:style-name="Preformatted_20_Text"><text:s text:c="2"/>didInsertElement: function() {</text:p>
      <text:p text:style-name="Preformatted_20_Text"><text:s text:c="4"/>this._super();</text:p>
      <text:p text:style-name="Preformatted_20_Text"><text:s text:c="4"/>this.$('input:first').focus();</text:p>
      <text:p text:style-name="Preformatted_20_Text"><text:s text:c="2"/>},</text:p>
      <text:p text:style-name="Preformatted_20_Text"/>
      <text:p text:style-name="Preformatted_20_Text"><text:s text:c="2"/>cancelForm: function() {</text:p>
      <text:p text:style-name="Preformatted_20_Text"><text:s text:c="4"/>this.get("parentView").hideNew();</text:p>
      <text:p text:style-name="Preformatted_20_Text"><text:s text:c="2"/>},</text:p>
      <text:p text:style-name="Preformatted_20_Text"/>
      <text:p text:style-name="Preformatted_20_Text"><text:s text:c="2"/>submit: function(event) {</text:p>
      <text:p text:style-name="Preformatted_20_Text"><text:s text:c="4"/>var self = this;</text:p>
      <text:p text:style-name="Preformatted_20_Text"><text:s text:c="4"/>var contact = this.get("contact");</text:p>
      <text:p text:style-name="Preformatted_20_Text"/>
      <text:p text:style-name="Preformatted_20_Text"><text:s text:c="4"/>event.preventDefault();</text:p>
      <text:p text:style-name="Preformatted_20_Text"/>
      <text:p text:style-name="Preformatted_20_Text"><text:soft-page-break/><text:s text:c="4"/>contact.saveResource()</text:p>
      <text:p text:style-name="Preformatted_20_Text"><text:s text:c="6"/>.fail( function(e) {</text:p>
      <text:p text:style-name="Preformatted_20_Text"><text:s text:c="8"/>App.displayError(e);</text:p>
      <text:p text:style-name="Preformatted_20_Text"><text:s text:c="6"/>})</text:p>
      <text:p text:style-name="Preformatted_20_Text"><text:s text:c="6"/>.done(function() {</text:p>
      <text:p text:style-name="Preformatted_20_Text"><text:s text:c="8"/>App.contactsController.pushObject(contact);</text:p>
      <text:p text:style-name="Preformatted_20_Text"><text:s text:c="8"/>self.get("parentView").hideNew();</text:p>
      <text:p text:style-name="Preformatted_20_Text"><text:s text:c="6"/>});</text:p>
      <text:p text:style-name="Preformatted_20_Text"><text:s text:c="2"/>}</text:p>
      <text:p text:style-name="P2">});</text:p>
      <text:p text:style-name="Text_20_body"><text:span text:style-name="Emphasis">There’s a lot going on here!</text:span> </text:p>
      <text:p text:style-name="Text_20_body">First of all, this view’s <text:span text:style-name="Source_20_Text">tagName</text:span> will make it a <text:span text:style-name="Source_20_Text">form</text:span> instead of the default <text:span text:style-name="Source_20_Text">div</text:span>. Next are a couple methods overridden from the standard <text:span text:style-name="Source_20_Text">Ember.View</text:span>:</text:p>
      <text:p text:style-name="Text_20_body"><text:span text:style-name="Strong_20_Emphasis">init()</text:span> - This is called to set up a view, but before it gets added to the DOM. It’s a good place to create a new contact object and associate it with our view. This object will be referenced in templates associated with our view.</text:p>
      <text:p text:style-name="Text_20_body"><text:span text:style-name="Strong_20_Emphasis">didInsertElement()</text:span> - This is called immediately after our element gets inserted in the DOM. It’s a good place for us to set focus to the initial input element on our form.</text:p>
      <text:p text:style-name="Text_20_body">There are also a couple custom methods:</text:p>
      <text:p text:style-name="Text_20_body"><text:span text:style-name="Strong_20_Emphasis">cancelForm()</text:span> - hides this form in our parent view (see <text:span text:style-name="Source_20_Text">hideNew()</text:span> in the listing view above).</text:p>
      <text:p text:style-name="Text_20_body"><text:span text:style-name="Strong_20_Emphasis">submit()</text:span> - Ember will automatically set up event listeners for views when you add methods from a standard list (currently <text:a xlink:type="simple" xlink:href="https://github.com/emberjs/ember.js/blob/master/packages/ember-views/lib/system/event_dispatcher.js#L36-73">here</text:a>). In this case, we’ll be listening for our form’s <text:span text:style-name="Source_20_Text">submit()</text:span> event. </text:p>
      <text:p text:style-name="Text_20_body">Within the <text:span text:style-name="Source_20_Text">submit()</text:span> handler, we’ll attempt to create our contact with the <text:span text:style-name="Source_20_Text">saveResource()</text:span> method defined in <text:span text:style-name="Source_20_Text">ember-rest.js</text:span>. The jQuery deferred methods <text:span text:style-name="Source_20_Text">fail()</text:span> and <text:span text:style-name="Source_20_Text">done()</text:span> will handle failure and success. Failure could come from either a client-side validation problem in our model, a problem communicating with the server, or an error returned from our Rails controller. On success, the new contact will be pushed into our controller’s collection. <text:span text:style-name="Emphasis">There’s no need to refresh our views - Ember will just add a new entry to our listing!</text:span></text:p>
      <text:p text:style-name="Text_20_body">Let’s check out the template for this view:</text:p>
      <text:p text:style-name="Text_20_body">app/assets/javascripts/app/templates/contacts/edit.handlebars</text:p>
      <text:p text:style-name="Preformatted_20_Text">{{#with contact}}</text:p>
      <text:p text:style-name="Preformatted_20_Text"><text:s text:c="2"/>{{view Ember.TextField valueBinding="first_name" placeholder="First name"}}</text:p>
      <text:p text:style-name="Preformatted_20_Text"><text:s text:c="2"/>{{view Ember.TextField valueBinding="last_name" <text:s/>placeholder="Last name"}}</text:p>
      <text:p text:style-name="Preformatted_20_Text"><text:s text:c="2"/>&lt;button type="submit"&gt;</text:p>
      <text:p text:style-name="Preformatted_20_Text"><text:s text:c="4"/>{{#if id}}Update{{else}}Create{{/if}}</text:p>
      <text:p text:style-name="Preformatted_20_Text"><text:s text:c="2"/>&lt;/button&gt;</text:p>
      <text:p text:style-name="Preformatted_20_Text">{{/with}}</text:p>
      <text:p text:style-name="P2">&lt;a href="#" {{action "cancelForm"}}&gt;Cancel&lt;/a&gt;</text:p>
      <text:p text:style-name="Text_20_body">Perhaps you noticed that we aren’t applying any attributes from our form to our model before calling <text:span text:style-name="Source_20_Text">saveResource()</text:span>? We can skip this messiness because we’ve bound <text:span text:style-name="Source_20_Text">Ember.TextField</text:span> views to our model’s properties. Each view tracks focus and keyboard events to ensure that the model’s property stays in sync with its corresponding <text:span text:style-name="Source_20_Text">input</text:span> field.</text:p>
      <text:h text:style-name="Heading_20_2" text:outline-level="2">Editing and deleting records</text:h>
      <text:h text:style-name="Heading_20_3" text:outline-level="3">Extending the show view</text:h>
      <text:p text:style-name="Text_20_body">Let’s extend the template we’re using to display each record in our listing:</text:p>
      <text:p text:style-name="Text_20_body"><text:soft-page-break/>app/assets/javascripts/app/templates/contacts/show.handlebars</text:p>
      <text:p text:style-name="Preformatted_20_Text">&lt;td&gt;{{contact.id}}&lt;/td&gt;</text:p>
      <text:p text:style-name="Preformatted_20_Text">&lt;td class="data"&gt;</text:p>
      <text:p text:style-name="Preformatted_20_Text"><text:s text:c="2"/>{{#if isEditing}}</text:p>
      <text:p text:style-name="Preformatted_20_Text"><text:s text:c="4"/>{{view App.EditContactView}}</text:p>
      <text:p text:style-name="Preformatted_20_Text"><text:s text:c="2"/>{{else}}</text:p>
      <text:p text:style-name="Preformatted_20_Text"><text:s text:c="4"/>{{contact.fullName}}</text:p>
      <text:p text:style-name="Preformatted_20_Text"><text:s text:c="2"/>{{/if}}</text:p>
      <text:p text:style-name="Preformatted_20_Text"><text:s text:c="2"/>&lt;div class="commands"&gt;</text:p>
      <text:p text:style-name="Preformatted_20_Text"><text:s text:c="4"/>{{#unless isEditing}}</text:p>
      <text:p text:style-name="Preformatted_20_Text"><text:s text:c="6"/>&lt;a href="#" {{action "showEdit"}}&gt;Edit&lt;/a&gt;</text:p>
      <text:p text:style-name="Preformatted_20_Text"><text:s text:c="6"/>&lt;a href="#" {{action "destroyRecord"}}&gt;Remove&lt;/a&gt;</text:p>
      <text:p text:style-name="Preformatted_20_Text"><text:s text:c="4"/>{{/unless}}</text:p>
      <text:p text:style-name="Preformatted_20_Text"><text:s text:c="2"/>&lt;/div&gt;</text:p>
      <text:p text:style-name="P2">&lt;/td&gt;</text:p>
      <text:p text:style-name="Text_20_body">You can see that we’re following the same pattern from our listing template to either show an <text:span text:style-name="Source_20_Text">EditContactView</text:span> when <text:span text:style-name="Source_20_Text">isEditing</text:span> is true, or <text:span text:style-name="Source_20_Text">contact.fullName</text:span> when it’s not. Also, when we’re not editing this contact, we display links to edit / remove it.</text:p>
      <text:p text:style-name="Text_20_body">Let’s also extend the corresponding view class:</text:p>
      <text:p text:style-name="Text_20_body">app/assets/javascripts/app/views/contacts/show.js</text:p>
      <text:p text:style-name="Preformatted_20_Text">App.ShowContactView = Ember.View.extend({</text:p>
      <text:p text:style-name="Preformatted_20_Text"><text:s text:c="2"/>templateName: 'app/templates/contacts/show',</text:p>
      <text:p text:style-name="Preformatted_20_Text"><text:s text:c="2"/>classNames: <text:s text:c="2"/>['show-contact'],</text:p>
      <text:p text:style-name="Preformatted_20_Text"><text:s text:c="2"/>tagName: <text:s text:c="5"/>'tr',</text:p>
      <text:p text:style-name="Preformatted_20_Text"/>
      <text:p text:style-name="Preformatted_20_Text"><text:s text:c="2"/>doubleClick: function() {</text:p>
      <text:p text:style-name="Preformatted_20_Text"><text:s text:c="4"/>this.showEdit();</text:p>
      <text:p text:style-name="Preformatted_20_Text"><text:s text:c="2"/>},</text:p>
      <text:p text:style-name="Preformatted_20_Text"/>
      <text:p text:style-name="Preformatted_20_Text"><text:s text:c="2"/>showEdit: function() {</text:p>
      <text:p text:style-name="Preformatted_20_Text"><text:s text:c="4"/>this.set('isEditing', true);</text:p>
      <text:p text:style-name="Preformatted_20_Text"><text:s text:c="2"/>},</text:p>
      <text:p text:style-name="Preformatted_20_Text"/>
      <text:p text:style-name="Preformatted_20_Text"><text:s text:c="2"/>hideEdit: function() {</text:p>
      <text:p text:style-name="Preformatted_20_Text"><text:s text:c="4"/>this.set('isEditing', false);</text:p>
      <text:p text:style-name="Preformatted_20_Text"><text:s text:c="2"/>},</text:p>
      <text:p text:style-name="Preformatted_20_Text"/>
      <text:p text:style-name="Preformatted_20_Text"><text:s text:c="2"/>destroyRecord: function() {</text:p>
      <text:p text:style-name="Preformatted_20_Text"><text:s text:c="4"/>var contact = this.get("contact");</text:p>
      <text:p text:style-name="Preformatted_20_Text"/>
      <text:p text:style-name="Preformatted_20_Text"><text:s text:c="4"/>contact.destroyResource()</text:p>
      <text:p text:style-name="Preformatted_20_Text"><text:s text:c="6"/>.fail( function(e) {</text:p>
      <text:p text:style-name="Preformatted_20_Text"><text:s text:c="8"/>App.displayError(e);</text:p>
      <text:p text:style-name="Preformatted_20_Text"><text:s text:c="6"/>})</text:p>
      <text:p text:style-name="Preformatted_20_Text"><text:s text:c="6"/>.done(function() {</text:p>
      <text:p text:style-name="Preformatted_20_Text"><text:s text:c="8"/>App.contactsController.removeObject(contact);</text:p>
      <text:p text:style-name="Preformatted_20_Text"><text:s text:c="6"/>});</text:p>
      <text:p text:style-name="Preformatted_20_Text"><text:s text:c="2"/>}</text:p>
      <text:p text:style-name="P2">});</text:p>
      <text:p text:style-name="Text_20_body">The <text:span text:style-name="Source_20_Text">showEdit()</text:span> and <text:span text:style-name="Source_20_Text">hideEdit()</text:span> handlers toggle <text:span text:style-name="Source_20_Text">isEditing</text:span>, which controls whether <text:span text:style-name="Source_20_Text">EditContactView</text:span> will be shown within the template (as seen above).</text:p>
      <text:p text:style-name="Text_20_body">The <text:span text:style-name="Source_20_Text">destroyRecord()</text:span> handler calls our model’s <text:span text:style-name="Source_20_Text">destroyResource()</text:span> method, defined in <text:span text:style-name="Source_20_Text">ember-rest.js</text:span>. It has <text:span text:style-name="Source_20_Text">fail()</text:span> and <text:span text:style-name="Source_20_Text">done()</text:span> deferreds, just like <text:span text:style-name="Source_20_Text">saveResource()</text:span>. On success, the record is removed from the controller’s collection. <text:span text:style-name="Emphasis">As you could guess, Ember ensures that this change is reflected in the DOM immediately.</text:span></text:p>
      <text:h text:style-name="Heading_20_3" text:outline-level="3"><text:soft-page-break/>Extending the edit view</text:h>
      <text:p text:style-name="Text_20_body"><text:span text:style-name="Source_20_Text">EditContactView</text:span> is similar to <text:span text:style-name="Source_20_Text">NewContactView</text:span>, with a few exceptions:</text:p>
      <text:p text:style-name="Text_20_body">app/assets/javascripts/app/views/contacts/edit.js</text:p>
      <text:p text:style-name="Preformatted_20_Text">App.EditContactView = Ember.View.extend({</text:p>
      <text:p text:style-name="Preformatted_20_Text"><text:s text:c="2"/>tagName: <text:s text:c="5"/>'form',</text:p>
      <text:p text:style-name="Preformatted_20_Text"><text:s text:c="2"/>templateName: 'app/templates/contacts/edit',</text:p>
      <text:p text:style-name="Preformatted_20_Text"/>
      <text:p text:style-name="Preformatted_20_Text"><text:s text:c="2"/>init: function() {</text:p>
      <text:p text:style-name="Preformatted_20_Text"><text:s text:c="4"/>this._super();</text:p>
      <text:p text:style-name="Preformatted_20_Text"/>
      <text:p text:style-name="Preformatted_20_Text"><text:s text:c="4"/>// Create a new contact that's a duplicate of the contact in the parentView;</text:p>
      <text:p text:style-name="Preformatted_20_Text"><text:s text:c="4"/>// Changes made to the duplicate won't be applied to the original unless</text:p>
      <text:p text:style-name="Preformatted_20_Text"><text:s text:c="4"/>// everything goes well in submitForm()</text:p>
      <text:p text:style-name="Preformatted_20_Text"><text:s text:c="4"/>this.set("contact", this.get('parentView').get('contact').copy());</text:p>
      <text:p text:style-name="Preformatted_20_Text"><text:s text:c="2"/>},</text:p>
      <text:p text:style-name="Preformatted_20_Text"/>
      <text:p text:style-name="Preformatted_20_Text"><text:s text:c="2"/>didInsertElement: function() {</text:p>
      <text:p text:style-name="Preformatted_20_Text"><text:s text:c="4"/>this._super();</text:p>
      <text:p text:style-name="Preformatted_20_Text"><text:s text:c="4"/>this.$('input:first').focus();</text:p>
      <text:p text:style-name="Preformatted_20_Text"><text:s text:c="2"/>},</text:p>
      <text:p text:style-name="Preformatted_20_Text"/>
      <text:p text:style-name="Preformatted_20_Text"><text:s text:c="2"/>cancelForm: function() {</text:p>
      <text:p text:style-name="Preformatted_20_Text"><text:s text:c="4"/>this.get("parentView").hideEdit();</text:p>
      <text:p text:style-name="Preformatted_20_Text"><text:s text:c="2"/>},</text:p>
      <text:p text:style-name="Preformatted_20_Text"/>
      <text:p text:style-name="Preformatted_20_Text"><text:s text:c="2"/>submit: function(event) {</text:p>
      <text:p text:style-name="Preformatted_20_Text"><text:s text:c="4"/>var self = this;</text:p>
      <text:p text:style-name="Preformatted_20_Text"><text:s text:c="4"/>var contact = this.get("contact");</text:p>
      <text:p text:style-name="Preformatted_20_Text"/>
      <text:p text:style-name="Preformatted_20_Text"><text:s text:c="4"/>event.preventDefault();</text:p>
      <text:p text:style-name="Preformatted_20_Text"/>
      <text:p text:style-name="Preformatted_20_Text"><text:s text:c="4"/>contact.saveResource()</text:p>
      <text:p text:style-name="Preformatted_20_Text"><text:s text:c="6"/>.fail( function(e) {</text:p>
      <text:p text:style-name="Preformatted_20_Text"><text:s text:c="8"/>App.displayError(e);</text:p>
      <text:p text:style-name="Preformatted_20_Text"><text:s text:c="6"/>})</text:p>
      <text:p text:style-name="Preformatted_20_Text"><text:s text:c="6"/>.done( function() {</text:p>
      <text:p text:style-name="Preformatted_20_Text"><text:s text:c="8"/>var parentView = self.get("parentView");</text:p>
      <text:p text:style-name="Preformatted_20_Text"><text:s text:c="8"/>parentView.get("contact").duplicateProperties(contact);</text:p>
      <text:p text:style-name="Preformatted_20_Text"><text:s text:c="8"/>parentView.hideEdit();</text:p>
      <text:p text:style-name="Preformatted_20_Text"><text:s text:c="6"/>});</text:p>
      <text:p text:style-name="Preformatted_20_Text"><text:s text:c="2"/>}</text:p>
      <text:p text:style-name="P2">});</text:p>
      <text:p text:style-name="Text_20_body">Within <text:span text:style-name="Source_20_Text">init()</text:span>, we create a copy of the parent view’s contact. This allows us to make changes that can be discarded if the form is cancelled.</text:p>
      <text:p text:style-name="Text_20_body">In <text:span text:style-name="Source_20_Text">submit()</text:span>, the contact’s updated properties are copied back to the original after it’s been saved successfully. This is done using the <text:span text:style-name="Source_20_Text">duplicateProperties()</text:span> helper from <text:span text:style-name="Source_20_Text">ember-rest.js</text:span>.</text:p>
      <text:p text:style-name="Text_20_body">Of course, if you’d prefer that edits be made directly to the original record, you could skip both of these step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3:45:15</meta:creation-date>
    <dc:date>2013-04-29T15:02:06</dc:date>
    <meta:editing-duration>PT14M34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8" meta:paragraph-count="300" meta:word-count="1731" meta:character-count="14052" meta:non-whitespace-character-count="11987"/>
  </office:meta>
</office:document-meta>
</file>